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Padrão-title">
      <style:graphic-properties fo:min-height="3.506cm"/>
    </style:style>
    <style:style style:name="pr2" style:family="presentation" style:parent-style-name="Padrão-subtitle">
      <style:graphic-properties draw:fill-color="#ffffff" draw:auto-grow-height="true" fo:min-height="12.178cm"/>
    </style:style>
    <style:style style:name="pr3" style:family="presentation" style:parent-style-name="Padrão-notes">
      <style:graphic-properties draw:fill-color="#ffffff" draw:auto-grow-height="true" fo:min-height="13.364cm"/>
    </style:style>
    <style:style style:name="pr4" style:family="presentation" style:parent-style-name="Padrão-notes">
      <style:graphic-properties draw:fill-color="#ffffff" fo:min-height="13.364cm"/>
    </style:style>
    <style:style style:name="P1" style:family="paragraph">
      <style:text-properties fo:color="#666666"/>
    </style:style>
    <style:style style:name="P2" style:family="paragraph">
      <style:text-properties fo:font-size="44pt" style:font-size-asian="44pt" style:font-size-complex="44pt"/>
    </style:style>
    <style:style style:name="P3" style:family="paragraph">
      <loext:graphic-properties draw:fill-color="#ffffff"/>
      <style:text-properties fo:font-size="44pt" style:font-size-asian="44pt" style:font-size-complex="44pt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  <style:text-properties fo:font-size="44pt" style:font-size-asian="44pt" style:font-size-complex="44pt"/>
    </style:style>
    <style:style style:name="P6" style:family="paragraph">
      <loext:graphic-properties draw:fill="none" draw:fill-color="#ffffff"/>
      <style:paragraph-properties fo:text-align="center"/>
      <style:text-properties fo:font-size="44pt" style:font-size-asian="44pt" style:font-size-complex="44pt"/>
    </style:style>
    <style:style style:name="P7" style:family="paragraph">
      <loext:graphic-properties draw:fill-color="#ffffff"/>
      <style:text-properties fo:font-size="20pt"/>
    </style:style>
    <style:style style:name="T1" style:family="text">
      <style:text-properties fo:color="#666666"/>
    </style:style>
    <style:style style:name="T2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1"><text:span text:style-name="T1">Grande Campeão</text:span></text:p>
          </draw:text-box>
        </draw:frame>
        <draw:frame presentation:style-name="pr2" draw:text-style-name="P3" draw:layer="layout" svg:width="25.199cm" svg:height="12.178cm" svg:x="1.4cm" svg:y="4.914cm" presentation:class="subtitle">
          <draw:text-box>
            <text:p text:style-name="P2"><text:span text:style-name="T2">O céu ainda é azul</text:span></text:p>
            <text:p text:style-name="P2"><text:span text:style-name="T2">A esperança não morreu</text:span></text:p>
            <text:p text:style-name="P2"><text:span text:style-name="T2">Quem te fez essa promessa</text:span></text:p>
            <text:p text:style-name="P2"><text:span text:style-name="T2">É fiel e vai cumprir, </text:span></text:p>
            <text:p text:style-name="P2"><text:span text:style-name="T2">tudo o que te prometeu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>
        <draw:frame draw:style-name="gr2" draw:text-style-name="P6" draw:layer="layout" svg:width="26.4cm" svg:height="8.951cm" svg:x="0.6cm" svg:y="5.6cm">
          <draw:text-box>
            <text:p text:style-name="P5"><text:span text:style-name="T2">O sonho não vai acabar,</text:span></text:p>
            <text:p text:style-name="P5"><text:span text:style-name="T2">Nem o arco-íris desbotar</text:span></text:p>
            <text:p text:style-name="P5"><text:span text:style-name="T2">Seus projetos são de Deus</text:span></text:p>
            <text:p text:style-name="P5"><text:span text:style-name="T2">Ele mesmo te escolheu, para ser um vencedor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>
        <draw:frame draw:style-name="gr2" draw:text-style-name="P6" draw:layer="layout" svg:width="26.8cm" svg:height="8.951cm" svg:x="0.4cm" svg:y="5.2cm">
          <draw:text-box>
            <text:p text:style-name="P5"><text:span text:style-name="T2">Quebra as algemas do medo</text:span></text:p>
            <text:p text:style-name="P5"><text:span text:style-name="T2">Deus já quebrou seu cativeiro</text:span></text:p>
            <text:p text:style-name="P5"><text:span text:style-name="T2">Meu irmão pra que ficar aí prostrado?</text:span></text:p>
            <text:p text:style-name="P5"><text:span text:style-name="T2">Enxugue agora o seu rosto molhado</text:span></text:p>
            <text:p text:style-name="P5"><text:span text:style-name="T2">Tome atitude de um vencedor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>
        <draw:frame draw:style-name="gr2" draw:text-style-name="P6" draw:layer="layout" svg:width="27cm" svg:height="8.951cm" svg:x="0.4cm" svg:y="5.249cm">
          <draw:text-box>
            <text:p text:style-name="P5"><text:span text:style-name="T2">Seja o autor da sua historia</text:span></text:p>
            <text:p text:style-name="P5"><text:span text:style-name="T2">Rasga essa pagina e joga fora</text:span></text:p>
            <text:p text:style-name="P5"><text:span text:style-name="T2">Meu irmão escreva um novo diário</text:span></text:p>
            <text:p text:style-name="P5"><text:span text:style-name="T2">Faz da sua vida um novo cenário</text:span></text:p>
            <text:p text:style-name="P5"><text:span text:style-name="T2">De conquistas e vitórias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>
        <draw:frame draw:style-name="gr2" draw:text-style-name="P6" draw:layer="layout" svg:width="27.2cm" svg:height="12.431cm" svg:x="0.2cm" svg:y="4.2cm">
          <draw:text-box>
            <text:p text:style-name="P5"><text:span text:style-name="T2">É hoje que Deus vai te dar vitória</text:span></text:p>
            <text:p text:style-name="P5"><text:span text:style-name="T2">Ele veio lá da glória pra fazer um milagre em sua vida.</text:span></text:p>
            <text:p text:style-name="P5"><text:span text:style-name="T2">É hoje que Deus vai abrir a porta</text:span></text:p>
            <text:p text:style-name="P5"><text:span text:style-name="T2">pra trazer a resposta</text:span></text:p>
            <text:p text:style-name="P5"><text:span text:style-name="T2"><text:s/></text:span><text:span text:style-name="T2">que você precisa.</text:span></text:p>
            <text:p text:style-name="P5"><text:span text:style-name="T2">É hoje!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>
        <draw:frame draw:style-name="gr2" draw:text-style-name="P6" draw:layer="layout" svg:width="27cm" svg:height="12.431cm" svg:x="0.4cm" svg:y="3.969cm">
          <draw:text-box>
            <text:p text:style-name="P5"><text:span text:style-name="T2">É hoje que Deus te da um decreto</text:span></text:p>
            <text:p text:style-name="P5"><text:span text:style-name="T2">Põe um fim nesse deserto, </text:span></text:p>
            <text:p text:style-name="P5"><text:span text:style-name="T2">e te toma pela mão</text:span></text:p>
            <text:p text:style-name="P5"><text:span text:style-name="T2">É hoje que a muralha </text:span></text:p>
            <text:p text:style-name="P5"><text:span text:style-name="T2">cai por terra, </text:span></text:p>
            <text:p text:style-name="P5"><text:span text:style-name="T2">você vence essa guerra</text:span></text:p>
            <text:p text:style-name="P5"><text:span text:style-name="T2">Deus te faz campeão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>
        <draw:frame draw:style-name="gr2" draw:text-style-name="P6" draw:layer="layout" svg:width="27cm" svg:height="8.951cm" svg:x="0.4cm" svg:y="5.4cm">
          <draw:text-box>
            <text:p text:style-name="P5"><text:span text:style-name="T2">Campeão, campeão, </text:span></text:p>
            <text:p text:style-name="P5"><text:span text:style-name="T2">um grande campeão</text:span></text:p>
            <text:p text:style-name="P5"><text:span text:style-name="T2"/></text:p>
            <text:p text:style-name="P5"><text:span text:style-name="T2">Campeão, campeão, </text:span></text:p>
            <text:p text:style-name="P5"><text:span text:style-name="T2">um grande campeão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>
        <draw:frame draw:style-name="gr2" draw:text-style-name="P6" draw:layer="layout" svg:width="26.8cm" svg:height="8.951cm" svg:x="0.4cm" svg:y="5.2cm">
          <draw:text-box>
            <text:p text:style-name="P5"><text:span text:style-name="T2">Quebra as algemas do medo</text:span></text:p>
            <text:p text:style-name="P5"><text:span text:style-name="T2">Deus já quebrou seu cativeiro</text:span></text:p>
            <text:p text:style-name="P5"><text:span text:style-name="T2">Meu irmão pra que ficar aí prostrado?</text:span></text:p>
            <text:p text:style-name="P5"><text:span text:style-name="T2">Enxugue agora o seu rosto molhado</text:span></text:p>
            <text:p text:style-name="P5"><text:span text:style-name="T2">Tome atitude de um vencedor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>
        <draw:frame draw:style-name="gr2" draw:text-style-name="P6" draw:layer="layout" svg:width="27cm" svg:height="8.951cm" svg:x="0.4cm" svg:y="5.249cm">
          <draw:text-box>
            <text:p text:style-name="P5"><text:span text:style-name="T2">Seja o autor da sua historia</text:span></text:p>
            <text:p text:style-name="P5"><text:span text:style-name="T2">Rasga essa pagina e joga fora</text:span></text:p>
            <text:p text:style-name="P5"><text:span text:style-name="T2">Meu irmão escreva um novo diário</text:span></text:p>
            <text:p text:style-name="P5"><text:span text:style-name="T2">Faz da sua vida um novo cenário</text:span></text:p>
            <text:p text:style-name="P5"><text:span text:style-name="T2">De conquistas e vitórias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>
        <draw:frame draw:style-name="gr2" draw:text-style-name="P6" draw:layer="layout" svg:width="27.2cm" svg:height="12.431cm" svg:x="0.2cm" svg:y="4.2cm">
          <draw:text-box>
            <text:p text:style-name="P5"><text:span text:style-name="T2">É hoje que Deus vai te dar vitória</text:span></text:p>
            <text:p text:style-name="P5"><text:span text:style-name="T2">Ele veio lá da glória pra fazer um milagre em sua vida.</text:span></text:p>
            <text:p text:style-name="P5"><text:span text:style-name="T2">É hoje que Deus vai abrir a porta</text:span></text:p>
            <text:p text:style-name="P5"><text:span text:style-name="T2">pra trazer a resposta</text:span></text:p>
            <text:p text:style-name="P5"><text:span text:style-name="T2"><text:s/></text:span><text:span text:style-name="T2">que você precisa.</text:span></text:p>
            <text:p text:style-name="P5"><text:span text:style-name="T2">É hoje!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>
        <draw:frame draw:style-name="gr2" draw:text-style-name="P6" draw:layer="layout" svg:width="27cm" svg:height="12.431cm" svg:x="0.4cm" svg:y="3.969cm">
          <draw:text-box>
            <text:p text:style-name="P5"><text:span text:style-name="T2">É hoje que Deus te da um decreto</text:span></text:p>
            <text:p text:style-name="P5"><text:span text:style-name="T2">Põe um fim nesse deserto, </text:span></text:p>
            <text:p text:style-name="P5"><text:span text:style-name="T2">e te toma pela mão</text:span></text:p>
            <text:p text:style-name="P5"><text:span text:style-name="T2">É hoje que a muralha </text:span></text:p>
            <text:p text:style-name="P5"><text:span text:style-name="T2">cai por terra, </text:span></text:p>
            <text:p text:style-name="P5"><text:span text:style-name="T2">você vence essa guerra</text:span></text:p>
            <text:p text:style-name="P5"><text:span text:style-name="T2">Deus te faz campeão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>
        <draw:frame draw:style-name="gr2" draw:text-style-name="P6" draw:layer="layout" svg:width="27cm" svg:height="8.951cm" svg:x="0.4cm" svg:y="5.4cm">
          <draw:text-box>
            <text:p text:style-name="P5"><text:span text:style-name="T2">Campeão, campeão, </text:span></text:p>
            <text:p text:style-name="P5"><text:span text:style-name="T2">um grande campeão</text:span></text:p>
            <text:p text:style-name="P5"><text:span text:style-name="T2"/></text:p>
            <text:p text:style-name="P5"><text:span text:style-name="T2">Campeão, campeão, </text:span></text:p>
            <text:p text:style-name="P5"><text:span text:style-name="T2">um grande campeão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>
        <draw:frame draw:style-name="gr2" draw:text-style-name="P6" draw:layer="layout" svg:width="27cm" svg:height="8.951cm" svg:x="0.4cm" svg:y="5.4cm">
          <draw:text-box>
            <text:p text:style-name="P5"><text:span text:style-name="T2">Campeão, campeão, </text:span></text:p>
            <text:p text:style-name="P5"><text:span text:style-name="T2">um grande campeão</text:span></text:p>
            <text:p text:style-name="P5"><text:span text:style-name="T2"/></text:p>
            <text:p text:style-name="P5"><text:span text:style-name="T2">Campeão, campeão, </text:span></text:p>
            <text:p text:style-name="P5"><text:span text:style-name="T2">um grande campeão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>
        <draw:frame draw:style-name="gr2" draw:text-style-name="P6" draw:layer="layout" svg:width="25.4cm" svg:height="1.991cm" svg:x="1.4cm" svg:y="8.809cm">
          <draw:text-box>
            <text:p text:style-name="P5"><text:span text:style-name="T2">O céu ainda é azul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page-number>&lt;núme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adrão-title" draw:layer="backgroundobjects" svg:width="14.848cm" svg:height="11.135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azarone </meta:initial-creator>
    <meta:creation-date>2015-09-24T23:20:00.734964021</meta:creation-date>
    <dc:date>2015-09-24T23:36:36.747009758</dc:date>
    <dc:creator>lazarone </dc:creator>
    <meta:editing-duration>PT16M28S</meta:editing-duration>
    <meta:editing-cycles>19</meta:editing-cycles>
    <meta:generator>LibreOffice/4.4.2.2$Linux_x86 LibreOffice_project/40m0$Build-2</meta:generator>
    <meta:document-statistic meta:object-count="64"/>
  </office:meta>
</office:document-meta>
</file>